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9" table:formula="of:=[.B4]^2 - 4*[.A4]*[.C4]" office:value-type="float" office:value="0" calcext:value-type="float">
            <text:p>0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IF([.D4]&lt;0;&quot;równanie nie ma rozwiązań w zbiorze liczb rzeczywistych&quot;;IF([.D4]=0;&quot;równanie ma 1 pierwiastek&quot;))" office:value-type="string" office:string-value="równanie ma 1 pierwiastek" calcext:value-type="string">
            <text:p>równanie ma 1 pierwiastek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gt;=0;(-[.B4] -SQRT([.D4]))/2*[.A4];&quot;brak pierwiastka&quot;)" office:value-type="float" office:value="-2" calcext:value-type="float">
            <text:p>-2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IF([.D4]&gt;0;(-[.B4] -SQRT([.D4]))/2*[.A4];IF([.D4]&lt;=0;&quot;brak pierwiastka&quot;))" office:value-type="string" office:string-value="brak pierwiastka" calcext:value-type="string">
            <text:p>brak pierwiastka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4T12:29:29.872263107</dc:date>
    <meta:print-date>2003-03-03T23:27:53</meta:print-date>
    <meta:editing-cycles>2</meta:editing-cycles>
    <meta:editing-duration>PT8M15S</meta:editing-duration>
    <meta:generator>LibreOffice/6.0.2.1$Linux_X86_64 LibreOffice_project/00m0$Build-1</meta:generator>
    <meta:document-statistic meta:table-count="3" meta:cell-count="17" meta:object-count="1"/>
  </office:meta>
</office:document-meta>
</file>